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GlobalElement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setParseContext( XmlObject parseObject , String targetNamespace , boolean chamele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GlobalElementImpl.final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setSubstitutionGroup( SchemaGlobalElement . Ref 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setFinal( boolean finalExt , boolean final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finalRestri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getPars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ElementImpl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ElementImp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ElementImpl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getComponen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ElementImpl.substitution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SchemaGlobalElementImpl( Schema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getChameleon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ElementImpl.substitutionGroup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ElementImpl.addSubstitutionGroupMember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